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Load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LoaderFactoryBean.getObjectToExpose( ServiceLoader &lt; ? &gt; servi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